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VersionDate" style:family="table">
      <style:table-properties style:width="6.6931in" table:align="margins"/>
    </style:style>
    <style:style style:name="VersionDate.A" style:family="table-column">
      <style:table-column-properties style:column-width="3.3465in" style:rel-column-width="32767*"/>
    </style:style>
    <style:style style:name="VersionDate.B" style:family="table-column">
      <style:table-column-properties style:column-width="3.3465in" style:rel-column-width="32768*"/>
    </style:style>
    <style:style style:name="VersionDate.A1" style:family="table-cell">
      <style:table-cell-properties fo:padding="0.0382in" fo:border="none"/>
    </style:style>
    <style:style style:name="ChangeLog" style:family="table">
      <style:table-properties style:width="6.6931in" table:align="margins"/>
    </style:style>
    <style:style style:name="ChangeLog.A" style:family="table-column">
      <style:table-column-properties style:column-width="0.6347in" style:rel-column-width="6214*"/>
    </style:style>
    <style:style style:name="ChangeLog.B" style:family="table-column">
      <style:table-column-properties style:column-width="0.625in" style:rel-column-width="6119*"/>
    </style:style>
    <style:style style:name="ChangeLog.C" style:family="table-column">
      <style:table-column-properties style:column-width="5.4333in" style:rel-column-width="53202*"/>
    </style:style>
    <style:style style:name="ChangeLog.A1" style:family="table-cell">
      <style:table-cell-properties fo:padding="0.0382in" fo:border-left="0.05pt solid #000000" fo:border-right="none" fo:border-top="0.05pt solid #000000" fo:border-bottom="0.05pt solid #000000"/>
    </style:style>
    <style:style style:name="ChangeLog.C1" style:family="table-cell">
      <style:table-cell-properties fo:padding="0.0382in" fo:border="0.05pt solid #000000"/>
    </style:style>
    <style:style style:name="ChangeLog.A2" style:family="table-cell">
      <style:table-cell-properties fo:padding="0.0382in" fo:border-left="0.05pt solid #000000" fo:border-right="none" fo:border-top="none" fo:border-bottom="0.05pt solid #000000"/>
    </style:style>
    <style:style style:name="ChangeLog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sul1" fo:font-size="8pt" style:font-size-asian="8pt" style:font-size-complex="8pt"/>
    </style:style>
    <style:style style:name="P2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P4" style:family="paragraph" style:parent-style-name="Footer">
      <style:text-properties style:font-name="Asul1" fo:font-size="10pt" style:font-size-asian="10pt" style:font-size-complex="10pt"/>
    </style:style>
    <style:style style:name="P5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P6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P7" style:family="paragraph" style:parent-style-name="Standard">
      <style:text-properties style:font-name="Asul1"/>
    </style:style>
    <style:style style:name="P8" style:family="paragraph" style:parent-style-name="Standard"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0.0902in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10" style:family="paragraph" style:parent-style-name="Standard">
      <style:text-properties style:font-name="Asul1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P12" style:family="paragraph" style:parent-style-name="Standard">
      <style:paragraph-properties fo:text-align="end" style:justify-single-word="false"/>
      <style:text-properties style:font-name="Asul1" fo:font-size="12pt" fo:font-weight="bold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sul1" fo:font-size="12pt" fo:font-weight="bol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sul1" fo:font-size="14pt" style:font-size-asian="14pt" style:font-size-complex="14pt"/>
    </style:style>
    <style:style style:name="P17" style:family="paragraph" style:parent-style-name="Standard">
      <style:paragraph-properties fo:text-align="end" style:justify-single-word="false"/>
      <style:text-properties style:font-name="Asul1" fo:font-size="24pt" fo:font-weight="bold" style:font-size-asian="24pt" style:font-weight-asian="bold" style:font-size-complex="2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20" style:family="paragraph" style:parent-style-name="Standard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21" style:family="paragraph" style:parent-style-name="Standard">
      <style:paragraph-properties fo:text-align="end" style:justify-single-word="false"/>
      <style:text-properties style:font-name="Asul1" fo:font-size="32pt" fo:font-weight="bold" style:font-size-asian="32pt" style:font-weight-asian="bold" style:font-size-complex="32pt" style:font-weight-complex="bold"/>
    </style:style>
    <style:style style:name="P22" style:family="paragraph" style:parent-style-name="Standard">
      <style:text-properties fo:font-size="14pt" style:font-size-asian="12.25pt" style:font-size-complex="14pt"/>
    </style:style>
    <style:style style:name="P23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sul1" fo:font-size="10pt" style:font-size-asian="8.75pt" style:font-size-complex="10pt"/>
    </style:style>
    <style:style style:name="P25" style:family="paragraph" style:parent-style-name="Table_20_Contents">
      <style:paragraph-properties fo:text-align="end" style:justify-single-word="false"/>
      <style:text-properties style:font-name="Asul1" fo:font-size="10pt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Asul1" fo:font-size="10pt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Asul1" fo:font-size="10pt" fo:font-weight="bold" style:font-size-asian="10pt" style:font-weight-asian="bold" style:font-size-complex="10pt" style:font-weight-complex="bold"/>
    </style:style>
    <style:style style:name="P28" style:family="paragraph" style:parent-style-name="Standard" style:master-page-name="">
      <style:paragraph-properties fo:text-align="start" style:justify-single-word="false" style:page-number="auto" fo:break-before="auto" fo:break-after="auto">
        <style:tab-stops>
          <style:tab-stop style:position="0.0902in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2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1" style:family="paragraph" style:parent-style-name="Standard" style:master-page-name="Cover">
      <style:paragraph-properties fo:text-align="end" style:justify-single-word="false" style:page-number="auto"/>
      <style:text-properties style:font-name="Asul1" fo:font-size="40pt" fo:font-weight="bold" style:font-size-asian="40pt" style:font-weight-asian="bold" style:font-size-complex="40pt" style:font-weight-complex="bold"/>
    </style:style>
    <style:style style:name="P32" style:family="paragraph" style:parent-style-name="Standard" style:master-page-name="New_20_Section_20_Title_20__5b_Roman_20_Numeral_5d_">
      <style:paragraph-properties fo:text-align="end" style:justify-single-word="false" style:page-number="auto"/>
      <style:text-properties style:font-name="Asul1" fo:font-size="14pt" fo:font-weight="bold" style:font-size-asian="12.25pt" style:font-weight-asian="bold" style:font-size-complex="14pt" style:font-weight-complex="bold"/>
    </style:style>
    <style:style style:name="P33" style:family="paragraph" style:parent-style-name="Standard" style:master-page-name="New_20_Section_20_Title_20__5b_Roman_20_Numeral_5d_">
      <style:paragraph-properties fo:text-align="start" style:justify-single-word="false" style:page-number="auto"/>
      <style:text-properties style:font-name="Asul1" fo:font-size="14pt" style:font-size-asian="14pt" style:font-size-complex="14pt"/>
    </style:style>
    <style:style style:name="P34" style:family="paragraph" style:parent-style-name="Standard" style:master-page-name="New_20_Section_20_Title_20__5b_Roman_20_Numeral_5d_">
      <style:paragraph-properties style:page-number="auto"/>
      <style:text-properties fo:font-size="14pt" style:font-size-asian="12.25pt" style:font-size-complex="14pt"/>
    </style:style>
    <style:style style:name="P35" style:family="paragraph" style:parent-style-name="Standard" style:master-page-name="New_20_Section_20_Title_20__5b_Base-10_5d_">
      <style:paragraph-properties fo:text-align="start" style:justify-single-word="false" style:page-number="1">
        <style:tab-stops>
          <style:tab-stop style:position="0.0902in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36" style:family="paragraph" style:parent-style-name="Standard">
      <style:paragraph-properties fo:text-align="end" style:justify-single-word="false"/>
      <style:text-properties style:font-name="Asul1" fo:font-size="32pt" fo:font-weight="bold" style:font-size-asian="32pt" style:font-weight-asian="bold" style:font-size-complex="32pt" style:font-weight-complex="bold"/>
    </style:style>
    <style:style style:name="P37" style:family="paragraph" style:parent-style-name="Section_20_Title">
      <style:paragraph-properties fo:text-align="start" style:justify-single-word="false"/>
      <style:text-properties fo:font-size="14pt" style:font-size-asian="12.25pt" style:font-size-complex="14pt"/>
    </style:style>
    <style:style style:name="P38" style:family="paragraph" style:parent-style-name="Section_20_Title">
      <style:paragraph-properties fo:text-align="start" style:justify-single-word="false"/>
      <style:text-properties fo:font-size="14pt" style:font-size-asian="14pt" style:font-size-complex="14pt"/>
    </style:style>
    <style:style style:name="P39" style:family="paragraph" style:parent-style-name="Section_20_Title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0" style:family="paragraph">
      <style:paragraph-properties fo:text-align="center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gr1" style:family="graphic">
      <style:graphic-properties svg:stroke-width="0.0598in" svg:stroke-color="#000000" draw:marker-start-width="0.2299in" draw:marker-end-width="0.2299in" draw:stroke-linejoin="none" draw:textarea-horizontal-align="center" draw:textarea-vertical-align="middle" fo:padding-top="0.0299in" fo:padding-bottom="0.0299in" fo:padding-left="0.0299in" fo:padding-right="0.0299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098in" draw:marker-start-width="0.15in" draw:marker-end-width="0.15in" draw:textarea-horizontal-align="center" draw:textarea-vertical-align="middle" fo:padding-top="0.0047in" fo:padding-bottom="0.0047in" fo:padding-left="0.0047in" fo:padding-right="0.0047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in" draw:marker-start-width="0.1402in" draw:marker-end-width="0.1402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10">
      <number:day number:style="long"/>
      <number:text>|</number:text>
      <number:month number:style="long"/>
      <number:text>|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ZED</text:p>
      <text:p text:style-name="P20"/>
      <text:p text:style-name="P21">Software Requirements Specification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9">Open Game Developers</text:p>
      <text:p text:style-name="P15"/>
      <text:p text:style-name="P15"/>
      <text:p text:style-name="P15"/>
      <text:p text:style-name="P15"/>
      <text:p text:style-name="P15"/>
      <table:table table:name="VersionDate" table:style-name="VersionDate">
        <table:table-column table:style-name="VersionDate.A"/>
        <table:table-column table:style-name="VersionDate.B"/>
        <table:table-row>
          <table:table-cell table:style-name="VersionDate.A1" office:value-type="string">
            <text:p text:style-name="P24">[Version: 0.0.0.0]</text:p>
          </table:table-cell>
          <table:table-cell table:style-name="VersionDate.A1" office:value-type="string">
            <text:p text:style-name="P25">[Date: <text:date style:data-style-name="N110" text:date-value="2012-09-18T22:03:37.99">18|09|2012</text:date>]</text:p>
          </table:table-cell>
        </table:table-row>
      </table:table>
      <text:p text:style-name="P18"><text:soft-page-break/></text:p>
      <text:p text:style-name="P32"/>
      <text:p text:style-name="P14"/>
      <text:p text:style-name="P14"/>
      <text:p text:style-name="P17">Change Log</text:p>
      <text:p text:style-name="P13"><draw:line text:anchor-type="paragraph" draw:z-index="0" draw:style-name="gr1" draw:text-style-name="P40" svg:x1="6.6728in" svg:y1="0.1854in" svg:x2="0.0382in" svg:y2="0.1374in"><text:p/></draw:line></text:p>
      <text:p text:style-name="P13"/>
      <text:p text:style-name="P13"/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>
          <table:table-cell table:style-name="ChangeLog.A1" office:value-type="string">
            <text:p text:style-name="P27">Version</text:p>
          </table:table-cell>
          <table:table-cell table:style-name="ChangeLog.A1" office:value-type="string">
            <text:p text:style-name="P27">Author</text:p>
          </table:table-cell>
          <table:table-cell table:style-name="ChangeLog.C1" office:value-type="string">
            <text:p text:style-name="P27">Changes</text:p>
          </table:table-cell>
        </table:table-row>
        <table:table-row>
          <table:table-cell table:style-name="ChangeLog.A2" office:value-type="string">
            <text:p text:style-name="P26"/>
          </table:table-cell>
          <table:table-cell table:style-name="ChangeLog.A2" office:value-type="string">
            <text:p text:style-name="P26"/>
          </table:table-cell>
          <table:table-cell table:style-name="ChangeLog.C2" office:value-type="string">
            <text:p text:style-name="P26"/>
          </table:table-cell>
        </table:table-row>
      </table:table>
      <text:p text:style-name="P13"/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4"/>
      <text:p text:style-name="P22"/>
      <text:p text:style-name="P22"/>
      <text:list xml:id="list1327675102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<text:bookmark-start text:name="__RefHeading__8388_561262561"/>Table of Contents<text:bookmark-end text:name="__RefHeading__8388_561262561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draw:line text:anchor-type="paragraph" draw:z-index="26" draw:style-name="gr1" draw:text-style-name="P40" svg:x1="6.6728in" svg:y1="0.1854in" svg:x2="0.0382in" svg:y2="0.1374in"><text:p/></draw:line></text:p>
      <text:p text:style-name="P11"/>
      <text:p text:style-name="P11"/>
      <text:table-of-content text:style-name="Sect1" text:protected="true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9">First Section<text:tab/>1</text:p>
          <text:p text:style-name="P30">First Sub-Section<text:tab/>1</text:p>
        </text:index-body>
      </text:table-of-conten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33"/>
      <text:p text:style-name="P16"/>
      <text:p text:style-name="P16"/>
      <text:list xml:id="list132919621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Preface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<draw:line text:anchor-type="paragraph" draw:z-index="27" draw:style-name="gr1" draw:text-style-name="P40" svg:x1="6.6728in" svg:y1="0.1854in" svg:x2="0.0382in" svg:y2="0.1374in"><text:p/></draw:line></text:p>
      <text:p text:style-name="P7"/>
      <text:p text:style-name="P7"/>
      <text:p text:style-name="P10">DESCRIBE THE PURPOSE OF THE DOCUMENT AND WHAT IT SHOULD ACCOMPLISH HERE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2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5"/>
      <text:p text:style-name="P9"/>
      <text:p text:style-name="P9"/>
      <text:list xml:id="list113744425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<text:toc-mark-start text:id="IMark40180472" text:outline-level="1"/>First Section<text:toc-mark-end text:id="IMark40180472"/></text:h>
                                            </text:list-item>
                                            <text:list-item>
                                              <text:h text:style-name="Section_20_Title" text:outline-level="10"><draw:line text:anchor-type="paragraph" draw:z-index="28" draw:style-name="gr1" draw:text-style-name="P40" svg:x1="6.6728in" svg:y1="0.1854in" svg:x2="0.0382in" svg:y2="0.1374in"><text:p/></draw:line></text:h>
                                            </text:list-item>
                                            <text:list-item>
                                              <text:h text:style-name="P37" text:outline-level="10"/>
                                            </text:list-item>
                                            <text:list-item>
                                              <text:h text:style-name="P38" text:outline-level="10"><text:toc-mark-start text:id="IMark71006920" text:outline-level="2"/>First Sub-Section<text:toc-mark-end text:id="IMark71006920"/></text:h>
                                            </text:list-item>
                                            <text:list-item>
                                              <text:h text:style-name="P39" text:outline-level="10">A line of text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 PL New Sung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sul" fo:font-size="10pt" style:font-size-asian="10.5pt" style:font-weight-asian="normal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fo:keep-with-next="always"/>
      <style:text-properties style:font-name="Arial" fo:font-size="14pt" style:font-name-asian="AR PL New Sung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style:font-name="Asul2" fo:font-size="16pt" fo:language="en" fo:country="GB" fo:font-weight="bold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Asul" fo:font-size="11pt" style:font-weight-asian="normal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su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left" style:display-name="Header left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Table_20_of_20_Contents" style:display-name="Table of Contents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Section_20_Title" style:display-name="Section Title" style:family="paragraph" style:parent-style-name="Contents_20_1" style:default-outline-level="10" style:list-style-name="Outline" style:master-page-name="">
      <style:paragraph-properties fo:text-align="end" style:justify-single-word="false" style:page-number="auto"/>
      <style:text-properties fo:font-size="24pt" fo:font-weight="bold" style:font-weight-asian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Sender" style:family="paragraph" style:parent-style-name="Standard" style:class="extra">
      <style:paragraph-properties fo:margin-top="0in" fo:margin-bottom="0.0417in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DejaVu Sans Mono" style:font-name-asian="AR PL KaitiM GB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text:style-name="User_20_Entry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sul1" fo:font-size="8pt" style:font-size-asian="8pt" style:font-size-complex="8pt"/>
    </style:style>
    <style:style style:name="MP2" style:family="paragraph" style:parent-style-name="Footer">
      <style:text-properties style:font-name="Asul1" fo:font-size="10pt" style:font-size-asian="10pt" style:font-size-complex="10pt"/>
    </style:style>
    <style:style style:name="MP3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MP4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MP5" style:family="paragraph">
      <style:paragraph-properties fo:text-align="center"/>
    </style:style>
    <style:style style:name="MP6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MP7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MP8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098in" draw:marker-start-width="0.15in" draw:marker-end-width="0.15in" draw:textarea-horizontal-align="center" draw:textarea-vertical-align="middle" fo:padding-top="0.0047in" fo:padding-bottom="0.0047in" fo:padding-left="0.0047in" fo:padding-right="0.0047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in" draw:marker-start-width="0.1402in" draw:marker-end-width="0.1402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2701in" fo:page-height="11.6902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MP1">ZED Design Document</text:p>
      </style:header>
      <style:footer>
        <text:p text:style-name="MP2"><text:page-number text:select-page="current"/></text:p>
      </style:footer>
    </style:master-page>
    <style:master-page style:name="Cover" style:page-layout-name="Mpm2"/>
    <style:master-page style:name="New_20_Section_20_Title_20__5b_Roman_20_Numeral_5d_" style:display-name="New Section Title [Roman Numeral]" style:page-layout-name="Mpm3" style:next-style-name="Left_20__5b_Roman_20_Numeral_5d_">
      <style:header>
        <text:p text:style-name="MP3">ZED</text:p>
      </style:header>
      <style:header-left>
        <text:p text:style-name="MP3">ZED</text:p>
      </style:header-left>
      <style:footer>
        <text:p text:style-name="MP4"><draw:line text:anchor-type="paragraph" draw:z-index="5" draw:style-name="Mgr1" draw:text-style-name="MP5" svg:x1="6.6894in" svg:y1="0.1in" svg:x2="0.0138in" svg:y2="0.1in"><text:p/></draw:line></text:p>
        <text:p text:style-name="MP4">DOC-<text:page-number style:num-format="i" text:select-page="current">vii</text:page-number></text:p>
      </style:footer>
      <style:footer-left>
        <text:p text:style-name="MP4"><draw:line text:anchor-type="paragraph" draw:z-index="2" draw:style-name="Mgr1" draw:text-style-name="MP5" svg:x1="6.6894in" svg:y1="0.1in" svg:x2="0.0047in" svg:y2="0.1161in"><text:p/></draw:line></text:p>
        <text:p text:style-name="MP4">EDD-<text:page-number style:num-format="i" text:select-page="current"/></text:p>
      </style:footer-left>
    </style:master-page>
    <style:master-page style:name="Left_20__5b_Roman_20_Numeral_5d_" style:display-name="Left [Roman Numeral]" style:page-layout-name="Mpm4" style:next-style-name="Right_20__5b_Roman_20_Numeral_5d_">
      <style:header>
        <text:p text:style-name="MP3">ZED</text:p>
      </style:header>
      <style:header-left>
        <text:p text:style-name="MP6"><text:title>ZED Software Requirements Specification</text:title></text:p>
        <text:p text:style-name="MP6"><draw:line text:anchor-type="paragraph" draw:z-index="8" draw:style-name="Mgr2" draw:text-style-name="MP5" svg:x1="-0.0028in" svg:y1="0.0437in" svg:x2="6.6618in" svg:y2="0.0319in"><text:p/></draw:line></text:p>
      </style:header-left>
      <style:footer>
        <text:p text:style-name="MP4"><draw:line text:anchor-type="paragraph" draw:z-index="1" draw:style-name="Mgr1" draw:text-style-name="MP5" svg:x1="6.6894in" svg:y1="0.1in" svg:x2="0.0047in" svg:y2="0.1161in"><text:p/></draw:line></text:p>
        <text:p text:style-name="MP4">EDD-<text:page-number style:num-format="i" text:select-page="current"/></text:p>
      </style:footer>
      <style:footer-left>
        <text:p text:style-name="MP7"><draw:line text:anchor-type="paragraph" draw:z-index="11" draw:style-name="Mgr3" draw:text-style-name="MP5" svg:x1="0.0063in" svg:y1="0.1in" svg:x2="6.6937in" svg:y2="0.1in"><text:p/></draw:line></text:p>
        <text:p text:style-name="MP7">DOC-<text:page-number style:num-format="i" text:select-page="current">viii</text:page-number></text:p>
      </style:footer-left>
    </style:master-page>
    <style:master-page style:name="Right_20__5b_Roman_20_Numeral_5d_" style:display-name="Right [Roman Numeral]" style:page-layout-name="Mpm4" style:next-style-name="Left_20__5b_Roman_20_Numeral_5d_">
      <style:header>
        <text:p text:style-name="MP8"><text:chapter text:display="name" text:outline-level="1"/></text:p>
        <text:p text:style-name="MP8"><draw:line text:anchor-type="paragraph" draw:z-index="15" draw:style-name="Mgr2" draw:text-style-name="MP5" svg:x1="-0.0028in" svg:y1="0.0437in" svg:x2="6.6618in" svg:y2="0.0319in"><text:p/></draw:line></text:p>
      </style:header>
      <style:header-left>
        <text:p text:style-name="MP6"><text:title>ZED Software Requirements Specification</text:title></text:p>
        <text:p text:style-name="MP6"><draw:line text:anchor-type="paragraph" draw:z-index="13" draw:style-name="Mgr2" draw:text-style-name="MP5" svg:x1="-0.0028in" svg:y1="0.0437in" svg:x2="6.6618in" svg:y2="0.0319in"><text:p/></draw:line></text:p>
      </style:header-left>
      <style:footer>
        <text:p text:style-name="MP4"><draw:line text:anchor-type="paragraph" draw:z-index="12" draw:style-name="Mgr1" draw:text-style-name="MP5" svg:x1="6.6894in" svg:y1="0.1in" svg:x2="0.0047in" svg:y2="0.1161in"><text:p/></draw:line></text:p>
        <text:p text:style-name="MP4">EDD-<text:page-number style:num-format="i" text:select-page="current"/></text:p>
      </style:footer>
      <style:footer-left>
        <text:p text:style-name="MP7"><draw:line text:anchor-type="paragraph" draw:z-index="14" draw:style-name="Mgr3" draw:text-style-name="MP5" svg:x1="0.0063in" svg:y1="0.1in" svg:x2="6.6937in" svg:y2="0.1in"><text:p/></draw:line></text:p>
        <text:p text:style-name="MP7">EDD-<text:page-number style:num-format="i" text:select-page="current"/></text:p>
      </style:footer-left>
    </style:master-page>
    <style:master-page style:name="New_20_Section_20_Title_20__5b_Base-10_5d_" style:display-name="New Section Title [Base-10]" style:page-layout-name="Mpm4" style:next-style-name="Left_20__5b_Base-10_5d_">
      <style:header>
        <text:p text:style-name="MP3">ZED</text:p>
      </style:header>
      <style:header-left>
        <text:p text:style-name="MP6"><text:title>ZED Software Requirements Specification</text:title></text:p>
        <text:p text:style-name="MP6"><draw:line text:anchor-type="paragraph" draw:z-index="17" draw:style-name="Mgr2" draw:text-style-name="MP5" svg:x1="-0.0028in" svg:y1="0.0437in" svg:x2="6.6618in" svg:y2="0.0319in"><text:p/></draw:line></text:p>
      </style:header-left>
      <style:footer>
        <text:p text:style-name="MP4"><draw:line text:anchor-type="paragraph" draw:z-index="16" draw:style-name="Mgr1" draw:text-style-name="MP5" svg:x1="6.6894in" svg:y1="0.1in" svg:x2="0.0047in" svg:y2="0.1161in"><text:p/></draw:line></text:p>
        <text:p text:style-name="MP4">DOC-<text:page-number style:num-format="1" text:select-page="current">1</text:page-number></text:p>
      </style:footer>
      <style:footer-left>
        <text:p text:style-name="MP7"><draw:line text:anchor-type="paragraph" draw:z-index="18" draw:style-name="Mgr3" draw:text-style-name="MP5" svg:x1="0.0063in" svg:y1="0.1in" svg:x2="6.6937in" svg:y2="0.1in"><text:p/></draw:line></text:p>
        <text:p text:style-name="MP7">EDD-<text:page-number style:num-format="i" text:select-page="current"/></text:p>
      </style:footer-left>
    </style:master-page>
    <style:master-page style:name="Right_20__5b_Base-10_5d_" style:display-name="Right [Base-10]" style:page-layout-name="Mpm4" style:next-style-name="Left_20__5b_Base-10_5d_">
      <style:header>
        <text:p text:style-name="MP8"><text:chapter text:display="name" text:outline-level="10"/></text:p>
        <text:p text:style-name="MP8"><draw:line text:anchor-type="paragraph" draw:z-index="19" draw:style-name="Mgr2" draw:text-style-name="MP5" svg:x1="-0.0028in" svg:y1="0.0437in" svg:x2="6.6618in" svg:y2="0.0319in"><text:p/></draw:line></text:p>
      </style:header>
      <style:header-left>
        <text:p text:style-name="MP6"><text:title>ZED Software Requirements Specification</text:title></text:p>
        <text:p text:style-name="MP6"><draw:line text:anchor-type="paragraph" draw:z-index="21" draw:style-name="Mgr2" draw:text-style-name="MP5" svg:x1="-0.0028in" svg:y1="0.0437in" svg:x2="6.6618in" svg:y2="0.0319in"><text:p/></draw:line></text:p>
      </style:header-left>
      <style:footer>
        <text:p text:style-name="MP4"><draw:line text:anchor-type="paragraph" draw:z-index="20" draw:style-name="Mgr1" draw:text-style-name="MP5" svg:x1="6.6894in" svg:y1="0.1in" svg:x2="0.0047in" svg:y2="0.1161in"><text:p/></draw:line></text:p>
        <text:p text:style-name="MP4">DOC-<text:page-number style:num-format="1" text:select-page="current"/></text:p>
      </style:footer>
      <style:footer-left>
        <text:p text:style-name="MP7"><draw:line text:anchor-type="paragraph" draw:z-index="22" draw:style-name="Mgr3" draw:text-style-name="MP5" svg:x1="0.0063in" svg:y1="0.1in" svg:x2="6.6937in" svg:y2="0.1in"><text:p/></draw:line></text:p>
        <text:p text:style-name="MP7">EDD-<text:page-number style:num-format="i" text:select-page="current"/></text:p>
      </style:footer-left>
    </style:master-page>
    <style:master-page style:name="Left_20__5b_Base-10_5d_" style:display-name="Left [Base-10]" style:page-layout-name="Mpm4" style:next-style-name="Right_20__5b_Base-10_5d_">
      <style:header>
        <text:p text:style-name="MP3">ZED</text:p>
      </style:header>
      <style:header-left>
        <text:p text:style-name="MP6"><text:title>ZED Software Requirements Specification</text:title></text:p>
        <text:p text:style-name="MP6"><draw:line text:anchor-type="paragraph" draw:z-index="24" draw:style-name="Mgr2" draw:text-style-name="MP5" svg:x1="-0.0028in" svg:y1="0.0437in" svg:x2="6.6618in" svg:y2="0.0319in"><text:p/></draw:line></text:p>
      </style:header-left>
      <style:footer>
        <text:p text:style-name="MP4"><draw:line text:anchor-type="paragraph" draw:z-index="23" draw:style-name="Mgr1" draw:text-style-name="MP5" svg:x1="6.6894in" svg:y1="0.1in" svg:x2="0.0047in" svg:y2="0.1161in"><text:p/></draw:line></text:p>
        <text:p text:style-name="MP4">EDD-<text:page-number style:num-format="1" text:select-page="current"/></text:p>
      </style:footer>
      <style:footer-left>
        <text:p text:style-name="MP7"><draw:line text:anchor-type="paragraph" draw:z-index="25" draw:style-name="Mgr3" draw:text-style-name="MP5" svg:x1="0.0063in" svg:y1="0.1in" svg:x2="6.6937in" svg:y2="0.1in"><text:p/></draw:line></text:p>
        <text:p text:style-name="MP7">DOC-<text:page-number style:num-format="1" text:select-page="current"/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8T21:52:00</meta:creation-date>
    <meta:editing-duration>P0D</meta:editing-duration>
    <meta:editing-cycles>2</meta:editing-cycles>
    <meta:generator>LibreOffice/3.5$Linux_X86_64 LibreOffice_project/350m1$Build-2</meta:generator>
    <dc:title>ZED Software Requirements Specification</dc:title>
    <dc:date>2012-09-18T21:54:17</dc:date>
    <meta:document-statistic meta:table-count="2" meta:image-count="0" meta:object-count="0" meta:page-count="9" meta:paragraph-count="43" meta:word-count="96" meta:character-count="615" meta:non-whitespace-character-count="547"/>
    <meta:template xlink:type="simple" xlink:actuate="onRequest" xlink:title="Open Game Developers Documentation [Ver. 3]" xlink:href="../../../../../../.config/libreoffice/3/user/template/Open%20Game%20Developers%20Documentation%20%5BVer.%203%5D.ott" meta:date="2012-09-18T21:52:00"/>
  </office:meta>
</office:document-meta>
</file>